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cb.se/">www.scb.se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86146">
            <text:p>86146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82772">
            <text:p>82772</text:p>
          </table:table-cell>
          <table:table-cell table:formula="of:=[.B3]-[.C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79722">
            <text:p>79722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78610">
            <text:p>78610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80152">
            <text:p>80152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82443">
            <text:p>82443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76366">
            <text:p>76366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78149">
            <text:p>78149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80568">
            <text:p>80568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74538">
            <text:p>74538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77212">
            <text:p>77212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76462">
            <text:p>76462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79241">
            <text:p>79241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76724">
            <text:p>76724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78311">
            <text:p>78311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83587">
            <text:p>83587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77771">
            <text:p>77771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77385">
            <text:p>77385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04594">
            <text:p>104594</text:p>
          </table:table-cell>
          <table:table-cell office:value-type="float" office:value="104591">
            <text:p>104591</text:p>
          </table:table-cell>
          <table:table-cell table:formula="of:=[.B20]-[.C20]" office:value-type="float" office:value="3">
            <text:p>3</text:p>
          </table:table-cell>
          <table:table-cell table:formula="of:=[.D20]/[.C20]*100" office:value-type="float" office:value="0.00286831562945186">
            <text:p>0,0028683156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84289">
            <text:p>84289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78128">
            <text:p>78128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73536">
            <text:p>73536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76343">
            <text:p>76343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68424">
            <text:p>68424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72001">
            <text:p>72001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70918">
            <text:p>70918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71344">
            <text:p>71344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77219">
            <text:p>77219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73267">
            <text:p>73267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74538">
            <text:p>74538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71790">
            <text:p>71790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77121">
            <text:p>77121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71459">
            <text:p>71459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69607">
            <text:p>69607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69921">
            <text:p>69921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72813">
            <text:p>72813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74836">
            <text:p>74836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75392">
            <text:p>75392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72693">
            <text:p>72693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72876">
            <text:p>72876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72748">
            <text:p>72748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71910">
            <text:p>71910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63741">
            <text:p>63741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66105">
            <text:p>66105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72284">
            <text:p>72284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71901">
            <text:p>71901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70635">
            <text:p>70635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73579">
            <text:p>73579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67693">
            <text:p>67693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69537">
            <text:p>69537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70296">
            <text:p>70296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69799">
            <text:p>69799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68270">
            <text:p>68270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69553">
            <text:p>69553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69030">
            <text:p>69030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68634">
            <text:p>68634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70205">
            <text:p>70205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73132">
            <text:p>73132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71065">
            <text:p>71065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70889">
            <text:p>70889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75093">
            <text:p>75093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73555">
            <text:p>73555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76791">
            <text:p>76791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76460">
            <text:p>76460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76661">
            <text:p>76661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78194">
            <text:p>78194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78440">
            <text:p>78440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79783">
            <text:p>79783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82476">
            <text:p>82476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83352">
            <text:p>83352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80026">
            <text:p>80026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82717">
            <text:p>82717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84051">
            <text:p>84051</text:p>
          </table:table-cell>
          <table:table-cell office:value-type="float" office:value="84056">
            <text:p>84056</text:p>
          </table:table-cell>
          <table:table-cell table:formula="of:=[.B74]-[.C74]" office:value-type="float" office:value="-5">
            <text:p>-5</text:p>
          </table:table-cell>
          <table:table-cell table:formula="of:=[.D74]/[.C74]*100" office:value-type="float" office:value="-0.00594841534215285">
            <text:p>-0,0059484153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85640">
            <text:p>85640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86316">
            <text:p>86316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88208">
            <text:p>88208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90677">
            <text:p>90677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88202">
            <text:p>88202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89681">
            <text:p>89681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91074">
            <text:p>91074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91800">
            <text:p>91800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92034">
            <text:p>92034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90671">
            <text:p>90671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90791">
            <text:p>90791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90483">
            <text:p>90483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94032">
            <text:p>94032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93295">
            <text:p>9329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93307">
            <text:p>93307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96743">
            <text:p>96743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92110">
            <text:p>92110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95161">
            <text:p>95161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95202">
            <text:p>95202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94710">
            <text:p>94710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97008">
            <text:p>97008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91844">
            <text:p>91844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96910">
            <text:p>96910</text:p>
          </table:table-cell>
          <table:table-cell office:value-type="float" office:value="93955">
            <text:p>93955</text:p>
          </table:table-cell>
          <table:table-cell table:formula="of:=[.B97]-[.C97]" office:value-type="float" office:value="2955">
            <text:p>2955</text:p>
          </table:table-cell>
          <table:table-cell table:formula="of:=[.D97]/[.C97]*100" office:value-type="float" office:value="3.14512266510564">
            <text:p>3,1451226651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94133">
            <text:p>94133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92674">
            <text:p>92674</text:p>
          </table:table-cell>
          <table:table-cell office:value-type="float" office:value="93326">
            <text:p>93326</text:p>
          </table:table-cell>
          <table:table-cell table:formula="of:=[.B99]-[.C99]" office:value-type="float" office:value="-652">
            <text:p>-652</text:p>
          </table:table-cell>
          <table:table-cell table:formula="of:=[.D99]/[.C99]*100" office:value-type="float" office:value="-0.698626320639479">
            <text:p>-0,6986263206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92891">
            <text:p>92891</text:p>
          </table:table-cell>
          <table:table-cell office:value-type="float" office:value="93271">
            <text:p>93271</text:p>
          </table:table-cell>
          <table:table-cell table:formula="of:=[.B100]-[.C100]" office:value-type="float" office:value="-380">
            <text:p>-380</text:p>
          </table:table-cell>
          <table:table-cell table:formula="of:=[.D100]/[.C100]*100" office:value-type="float" office:value="-0.407414952128743">
            <text:p>-0,4074149521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94726">
            <text:p>94726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93285">
            <text:p>93285</text:p>
          </table:table-cell>
          <table:table-cell office:value-type="float" office:value="93461">
            <text:p>93461</text:p>
          </table:table-cell>
          <table:table-cell table:formula="of:=[.B102]-[.C102]" office:value-type="float" office:value="-176">
            <text:p>-176</text:p>
          </table:table-cell>
          <table:table-cell table:formula="of:=[.D102]/[.C102]*100" office:value-type="float" office:value="-0.188313842137362">
            <text:p>-0,1883138421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93752">
            <text:p>93752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95009">
            <text:p>95009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92961">
            <text:p>92961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90532">
            <text:p>90532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91710">
            <text:p>91710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91177">
            <text:p>91177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91729">
            <text:p>91729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91449">
            <text:p>91449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90080">
            <text:p>90080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90487">
            <text:p>90487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89938">
            <text:p>89938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91938">
            <text:p>91938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90402">
            <text:p>90402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88976">
            <text:p>88976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90907">
            <text:p>90907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90982">
            <text:p>90982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91972">
            <text:p>91972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92185">
            <text:p>92185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88766">
            <text:p>88766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98124">
            <text:p>98124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91958">
            <text:p>91958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94737">
            <text:p>94737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34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34:16.23</dc:date>
    <dc:creator>Andrzej Bystrzycki</dc:creator>
    <meta:generator>OpenOffice.org/3.3$Win32 OpenOffice.org_project/330m20$Build-9567</meta:generator>
    <meta:editing-duration>PT2M10S</meta:editing-duration>
    <meta:editing-cycles>1</meta:editing-cycles>
    <meta:document-statistic meta:table-count="1" meta:cell-count="501" meta:object-count="0"/>
  </office:meta>
</office:document-meta>
</file>